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78ab" officeooo:paragraph-rsid="000d78ab"/>
    </style:style>
    <style:style style:name="P2" style:family="paragraph" style:parent-style-name="Standard">
      <style:text-properties officeooo:rsid="000d78ab" officeooo:paragraph-rsid="0010209e"/>
    </style:style>
    <style:style style:name="P3" style:family="paragraph" style:parent-style-name="Standard">
      <style:text-properties officeooo:rsid="0010209e" officeooo:paragraph-rsid="0010209e"/>
    </style:style>
    <style:style style:name="P4" style:family="paragraph" style:parent-style-name="Standard">
      <style:text-properties officeooo:rsid="0010209e" officeooo:paragraph-rsid="0011f5cd"/>
    </style:style>
    <style:style style:name="P5" style:family="paragraph" style:parent-style-name="Standard">
      <style:text-properties officeooo:rsid="00155a46" officeooo:paragraph-rsid="00155a46"/>
    </style:style>
    <style:style style:name="T1" style:family="text">
      <style:text-properties officeooo:rsid="0010209e"/>
    </style:style>
    <style:style style:name="T2" style:family="text">
      <style:text-properties officeooo:rsid="0011f5cd"/>
    </style:style>
    <style:style style:name="T3" style:family="text">
      <style:text-properties officeooo:rsid="001298e9"/>
    </style:style>
    <style:style style:name="T4" style:family="text">
      <style:text-properties officeooo:rsid="001377c9"/>
    </style:style>
    <style:style style:name="T5" style:family="text">
      <style:text-properties officeooo:rsid="0013dc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ckCreater Algorithm:<text:line-break/>BLOCK="BLOCK"</text:p>
      <text:p text:style-name="P1">BLOCKSIZE="BLOCKSIZE"</text:p>
      <text:p text:style-name="P1">CONTENT="CONTENT"</text:p>
      <text:p text:style-name="P1">CONTENT_TYPE="CONTENT_TYPE"</text:p>
      <text:p text:style-name="P1">DATA="DATA"</text:p>
      <text:p text:style-name="P1">OPERATION="OPERATION"</text:p>
      <text:p text:style-name="P1">INIT="INIT"</text:p>
      <text:p text:style-name="P1">ID="ID"</text:p>
      <text:p text:style-name="P1">EOF="EOF"</text:p>
      <text:p text:style-name="P1">ACK="ACK" <text:s text:c="4"/></text:p>
      <text:p text:style-name="P1">REINIT="REINIT"</text:p>
      <text:p text:style-name="P2">GET="GET"</text:p>
      <text:p text:style-name="P2"><text:span text:style-name="T1">createBlock(data):</text:span></text:p>
      <text:p text:style-name="P4"><text:s text:c="4"/><text:span text:style-name="T2">creates a block </text:span></text:p>
      <text:p text:style-name="P4"><text:s text:c="4"/><text:span text:style-name="T3">if the instances have the same id then </text:span></text:p>
      <text:p text:style-name="P3"><text:s text:c="8"/><text:span text:style-name="T4">increment the block number count for that client instance</text:span></text:p>
      <text:p text:style-name="P3"><text:s text:c="4"/>else</text:p>
      <text:p text:style-name="P3"><text:s text:c="8"/><text:span text:style-name="T5">assign the block number for the file block requested by the client instance.</text:span> </text:p>
      <text:p text:style-name="P5"><text:s text:c="4"/>return the block.</text:p>
      <text:p text:style-name="P3"><text:s text:c="8"/></text:p>
      <text:p text:style-name="P3"><text:s text:c="3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6:19:58.313907057</meta:creation-date>
    <meta:generator>LibreOffice/4.2.7.2$Linux_X86_64 LibreOffice_project/420m0$Build-2</meta:generator>
    <dc:date>2015-03-30T18:04:48.176118655</dc:date>
    <meta:editing-duration>PT1H19M30S</meta:editing-duration>
    <meta:editing-cycles>3</meta:editing-cycles>
    <meta:document-statistic meta:table-count="0" meta:image-count="0" meta:object-count="0" meta:page-count="1" meta:paragraph-count="21" meta:word-count="52" meta:character-count="486" meta:non-whitespace-character-count="386"/>
  </office:meta>
</office:document-meta>
</file>